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ructions" style:family="table">
      <style:table-properties style:width="6.6979in" fo:margin-left="0in" table:align="left"/>
    </style:style>
    <style:style style:name="Instructions.A" style:family="table-column">
      <style:table-column-properties style:column-width="0.625in"/>
    </style:style>
    <style:style style:name="Instructions.B" style:family="table-column">
      <style:table-column-properties style:column-width="0.375in"/>
    </style:style>
    <style:style style:name="Instructions.C" style:family="table-column">
      <style:table-column-properties style:column-width="1.125in"/>
    </style:style>
    <style:style style:name="Instructions.D" style:family="table-column">
      <style:table-column-properties style:column-width="4.5729in"/>
    </style:style>
    <style:style style:name="Instructions.A1" style:family="table-cell">
      <style:table-cell-properties fo:padding="0in" fo:border="none" style:writing-mode="page"/>
    </style:style>
    <style:style style:name="P1" style:family="paragraph" style:parent-style-name="Preformatted_20_Text">
      <style:paragraph-properties fo:text-align="start" style:justify-single-word="false"/>
      <style:text-properties fo:font-size="8pt" officeooo:paragraph-rsid="0003dc92" style:font-size-asian="10pt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Mono" fo:font-size="12pt" officeooo:paragraph-rsid="000f5fd7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Mono" fo:font-size="12pt" officeooo:rsid="0010f504" officeooo:paragraph-rsid="0010f504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Mono" fo:font-size="12pt" fo:font-weight="bold" officeooo:rsid="000e87ef" officeooo:paragraph-rsid="000e87ef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2pt" officeooo:rsid="000f5fd7" officeooo:paragraph-rsid="000f5fd7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2pt" officeooo:rsid="000e87ef" officeooo:paragraph-rsid="000e87ef" style:font-name-asian="Noto Sans Mono CJK SC" style:font-size-asian="10pt" style:font-name-complex="Liberation Mono" style:font-size-complex="10pt"/>
    </style:style>
    <style:style style:name="T1" style:family="text">
      <style:text-properties officeooo:rsid="000f5fd7"/>
    </style:style>
    <style:style style:name="T2" style:family="text">
      <style:text-properties officeooo:rsid="0010f5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row table:style-name="TableLine94468325670048">
          <table:table-cell table:style-name="Instructions.A1" office:value-type="string">
            <text:p text:style-name="P4">Binary</text:p>
          </table:table-cell>
          <table:table-cell table:style-name="Instructions.A1" office:value-type="string">
            <text:p text:style-name="P4">HEX</text:p>
          </table:table-cell>
          <table:table-cell table:style-name="Instructions.A1" office:value-type="string">
            <text:p text:style-name="P4">Instruction</text:p>
          </table:table-cell>
          <table:table-cell table:style-name="Instructions.A1" office:value-type="string">
            <text:p text:style-name="P4">Description</text:p>
          </table:table-cell>
        </table:table-row>
        <table:table-row table:style-name="TableLine94468325670048">
          <table:table-cell table:style-name="Instructions.A1" office:value-type="string">
            <text:p text:style-name="P7">0000</text:p>
          </table:table-cell>
          <table:table-cell table:style-name="Instructions.A1" office:value-type="string">
            <text:p text:style-name="P7">0</text:p>
          </table:table-cell>
          <table:table-cell table:style-name="Instructions.A1" office:value-type="string">
            <text:p text:style-name="P6">HALT</text:p>
          </table:table-cell>
          <table:table-cell table:style-name="Instructions.A1" office:value-type="string">
            <text:p text:style-name="P2">Stops the CPU and exit the Program</text:p>
          </table:table-cell>
        </table:table-row>
        <table:table-row table:style-name="TableLine94468325670048">
          <table:table-cell table:style-name="Instructions.A1" office:value-type="string">
            <text:p text:style-name="P7">0001</text:p>
          </table:table-cell>
          <table:table-cell table:style-name="Instructions.A1" office:value-type="string">
            <text:p text:style-name="P7">1</text:p>
          </table:table-cell>
          <table:table-cell table:style-name="Instructions.A1" office:value-type="string">
            <text:p text:style-name="P6">INC</text:p>
          </table:table-cell>
          <table:table-cell table:style-name="Instructions.A1" office:value-type="string">
            <text:p text:style-name="P2">Increases the Register by another Register</text:p>
          </table:table-cell>
        </table:table-row>
        <table:table-row table:style-name="TableLine94468325670048">
          <table:table-cell table:style-name="Instructions.A1" office:value-type="string">
            <text:p text:style-name="P7">0010</text:p>
          </table:table-cell>
          <table:table-cell table:style-name="Instructions.A1" office:value-type="string">
            <text:p text:style-name="P7">2</text:p>
          </table:table-cell>
          <table:table-cell table:style-name="Instructions.A1" office:value-type="string">
            <text:p text:style-name="P6">DEC</text:p>
          </table:table-cell>
          <table:table-cell table:style-name="Instructions.A1" office:value-type="string">
            <text:p text:style-name="P2">Decreases the Register by another Register</text:p>
          </table:table-cell>
        </table:table-row>
        <table:table-row table:style-name="TableLine94468325670048">
          <table:table-cell table:style-name="Instructions.A1" office:value-type="string">
            <text:p text:style-name="P7">0011</text:p>
          </table:table-cell>
          <table:table-cell table:style-name="Instructions.A1" office:value-type="string">
            <text:p text:style-name="P7">3</text:p>
          </table:table-cell>
          <table:table-cell table:style-name="Instructions.A1" office:value-type="string">
            <text:p text:style-name="P6">JMP</text:p>
          </table:table-cell>
          <table:table-cell table:style-name="Instructions.A1" office:value-type="string">
            <text:p text:style-name="P2">Jumps to a other Part of the Program</text:p>
          </table:table-cell>
        </table:table-row>
        <table:table-row table:style-name="TableLine94468325670048">
          <table:table-cell table:style-name="Instructions.A1" office:value-type="string">
            <text:p text:style-name="P7">0100</text:p>
          </table:table-cell>
          <table:table-cell table:style-name="Instructions.A1" office:value-type="string">
            <text:p text:style-name="P7">4</text:p>
          </table:table-cell>
          <table:table-cell table:style-name="Instructions.A1" office:value-type="string">
            <text:p text:style-name="P6">CMP</text:p>
          </table:table-cell>
          <table:table-cell table:style-name="Instructions.A1" office:value-type="string">
            <text:p text:style-name="P3">Compares 2 Registers</text:p>
          </table:table-cell>
        </table:table-row>
        <table:table-row table:style-name="TableLine94468325670048">
          <table:table-cell table:style-name="Instructions.A1" office:value-type="string">
            <text:p text:style-name="P7">0101</text:p>
          </table:table-cell>
          <table:table-cell table:style-name="Instructions.A1" office:value-type="string">
            <text:p text:style-name="P7">5</text:p>
          </table:table-cell>
          <table:table-cell table:style-name="Instructions.A1" office:value-type="string">
            <text:p text:style-name="P6">JE</text:p>
          </table:table-cell>
          <table:table-cell table:style-name="Instructions.A1" office:value-type="string">
            <text:p text:style-name="P2">Jumps if CMP is succesful</text:p>
          </table:table-cell>
        </table:table-row>
        <table:table-row table:style-name="TableLine94468325670048">
          <table:table-cell table:style-name="Instructions.A1" office:value-type="string">
            <text:p text:style-name="P7">0110</text:p>
          </table:table-cell>
          <table:table-cell table:style-name="Instructions.A1" office:value-type="string">
            <text:p text:style-name="P7">6</text:p>
          </table:table-cell>
          <table:table-cell table:style-name="Instructions.A1" office:value-type="string">
            <text:p text:style-name="P6">JMPN</text:p>
          </table:table-cell>
          <table:table-cell table:style-name="Instructions.A1" office:value-type="string">
            <text:p text:style-name="P2">Jumps if a calculation is negative</text:p>
          </table:table-cell>
        </table:table-row>
        <table:table-row table:style-name="TableLine94468325670048">
          <table:table-cell table:style-name="Instructions.A1" office:value-type="string">
            <text:p text:style-name="P7">0111</text:p>
          </table:table-cell>
          <table:table-cell table:style-name="Instructions.A1" office:value-type="string">
            <text:p text:style-name="P7">7</text:p>
          </table:table-cell>
          <table:table-cell table:style-name="Instructions.A1" office:value-type="string">
            <text:p text:style-name="P6">SET</text:p>
          </table:table-cell>
          <table:table-cell table:style-name="Instructions.A1" office:value-type="string">
            <text:p text:style-name="P2">Sets a Register to a specific value</text:p>
          </table:table-cell>
        </table:table-row>
        <table:table-row table:style-name="TableLine94468325670048">
          <table:table-cell table:style-name="Instructions.A1" office:value-type="string">
            <text:p text:style-name="P7">1000</text:p>
          </table:table-cell>
          <table:table-cell table:style-name="Instructions.A1" office:value-type="string">
            <text:p text:style-name="P7">8</text:p>
          </table:table-cell>
          <table:table-cell table:style-name="Instructions.A1" office:value-type="string">
            <text:p text:style-name="P6">OUTB</text:p>
          </table:table-cell>
          <table:table-cell table:style-name="Instructions.A1" office:value-type="string">
            <text:p text:style-name="P2">Takes 8-bit Input and stores it in <text:span text:style-name="T2">a</text:span> Register</text:p>
          </table:table-cell>
        </table:table-row>
        <table:table-row table:style-name="TableLine94468325670048">
          <table:table-cell table:style-name="Instructions.A1" office:value-type="string">
            <text:p text:style-name="P7">1001</text:p>
          </table:table-cell>
          <table:table-cell table:style-name="Instructions.A1" office:value-type="string">
            <text:p text:style-name="P7">9</text:p>
          </table:table-cell>
          <table:table-cell table:style-name="Instructions.A1" office:value-type="string">
            <text:p text:style-name="P6">INB</text:p>
          </table:table-cell>
          <table:table-cell table:style-name="Instructions.A1" office:value-type="string">
            <text:p text:style-name="P2">Write Register to specific Memory Address</text:p>
          </table:table-cell>
        </table:table-row>
        <table:table-row table:style-name="TableLine94468325670048">
          <table:table-cell table:style-name="Instructions.A1" office:value-type="string">
            <text:p text:style-name="P7">1010</text:p>
          </table:table-cell>
          <table:table-cell table:style-name="Instructions.A1" office:value-type="string">
            <text:p text:style-name="P7">A</text:p>
          </table:table-cell>
          <table:table-cell table:style-name="Instructions.A1" office:value-type="string">
            <text:p text:style-name="P6">MEM</text:p>
          </table:table-cell>
          <table:table-cell table:style-name="Instructions.A1" office:value-type="string">
            <text:p text:style-name="P2">Write Register to specific Memory Address</text:p>
          </table:table-cell>
        </table:table-row>
        <table:table-row table:style-name="TableLine94468325670048">
          <table:table-cell table:style-name="Instructions.A1" office:value-type="string">
            <text:p text:style-name="P7">1011</text:p>
          </table:table-cell>
          <table:table-cell table:style-name="Instructions.A1" office:value-type="string">
            <text:p text:style-name="P7">B</text:p>
          </table:table-cell>
          <table:table-cell table:style-name="Instructions.A1" office:value-type="string">
            <text:p text:style-name="P6">LMEM</text:p>
          </table:table-cell>
          <table:table-cell table:style-name="Instructions.A1" office:value-type="string">
            <text:p text:style-name="P2">Load specific Memory Address to an Register</text:p>
          </table:table-cell>
        </table:table-row>
        <table:table-row table:style-name="TableLine94468325670048">
          <table:table-cell table:style-name="Instructions.A1" office:value-type="string">
            <text:p text:style-name="P7">1100</text:p>
          </table:table-cell>
          <table:table-cell table:style-name="Instructions.A1" office:value-type="string">
            <text:p text:style-name="P7">C</text:p>
          </table:table-cell>
          <table:table-cell table:style-name="Instructions.A1" office:value-type="string">
            <text:p text:style-name="P5"/>
          </table:table-cell>
          <table:table-cell table:style-name="Instructions.A1" office:value-type="string">
            <text:p text:style-name="P5"/>
          </table:table-cell>
        </table:table-row>
        <table:table-row table:style-name="TableLine94468325670048">
          <table:table-cell table:style-name="Instructions.A1" office:value-type="string">
            <text:p text:style-name="P7">1101</text:p>
          </table:table-cell>
          <table:table-cell table:style-name="Instructions.A1" office:value-type="string">
            <text:p text:style-name="P7">D</text:p>
          </table:table-cell>
          <table:table-cell table:style-name="Instructions.A1" office:value-type="string">
            <text:p text:style-name="P5"/>
          </table:table-cell>
          <table:table-cell table:style-name="Instructions.A1" office:value-type="string">
            <text:p text:style-name="P5"/>
          </table:table-cell>
        </table:table-row>
        <table:table-row table:style-name="TableLine94468325670048">
          <table:table-cell table:style-name="Instructions.A1" office:value-type="string">
            <text:p text:style-name="P7">1110</text:p>
          </table:table-cell>
          <table:table-cell table:style-name="Instructions.A1" office:value-type="string">
            <text:p text:style-name="P7">E</text:p>
          </table:table-cell>
          <table:table-cell table:style-name="Instructions.A1" office:value-type="string">
            <text:p text:style-name="P5"/>
          </table:table-cell>
          <table:table-cell table:style-name="Instructions.A1" office:value-type="string">
            <text:p text:style-name="P5"/>
          </table:table-cell>
        </table:table-row>
        <table:table-row table:style-name="TableLine94468325670048">
          <table:table-cell table:style-name="Instructions.A1" office:value-type="string">
            <text:p text:style-name="P7">1111</text:p>
          </table:table-cell>
          <table:table-cell table:style-name="Instructions.A1" office:value-type="string">
            <text:p text:style-name="P7">F</text:p>
          </table:table-cell>
          <table:table-cell table:style-name="Instructions.A1" office:value-type="string">
            <text:p text:style-name="P5"/>
          </table:table-cell>
          <table:table-cell table:style-name="Instructions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6T17:30:44.874229157</dc:date>
    <meta:editing-duration>PT16M19S</meta:editing-duration>
    <meta:editing-cycles>18</meta:editing-cycles>
    <meta:generator>LibreOffice/6.4.7.2$Linux_X86_64 LibreOffice_project/40$Build-2</meta:generator>
    <meta:print-date>2022-07-10T10:39:47.951277772</meta:print-date>
    <meta:document-statistic meta:table-count="1" meta:image-count="0" meta:object-count="0" meta:page-count="1" meta:paragraph-count="60" meta:word-count="124" meta:character-count="588" meta:non-whitespace-character-count="524"/>
  </office:meta>
</office:document-meta>
</file>